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db84" officeooo:paragraph-rsid="001edb84"/>
    </style:style>
    <style:style style:name="P2" style:family="paragraph" style:parent-style-name="Standard">
      <style:text-properties officeooo:rsid="0020b5b7" officeooo:paragraph-rsid="0020b5b7"/>
    </style:style>
    <style:style style:name="P3" style:family="paragraph" style:parent-style-name="Standard">
      <style:text-properties officeooo:rsid="00239445" officeooo:paragraph-rsid="00239445"/>
    </style:style>
    <style:style style:name="P4" style:family="paragraph" style:parent-style-name="Standard">
      <style:text-properties officeooo:rsid="0025642a" officeooo:paragraph-rsid="0025642a"/>
    </style:style>
    <style:style style:name="P5" style:family="paragraph" style:parent-style-name="Standard">
      <style:text-properties officeooo:rsid="00266efc" officeooo:paragraph-rsid="00266efc"/>
    </style:style>
    <style:style style:name="P6" style:family="paragraph" style:parent-style-name="Standard">
      <style:text-properties officeooo:rsid="00285ddd" officeooo:paragraph-rsid="00285ddd"/>
    </style:style>
    <style:style style:name="P7" style:family="paragraph" style:parent-style-name="Standard">
      <style:text-properties style:use-window-font-color="true" officeooo:rsid="0020b5b7" officeooo:paragraph-rsid="0020b5b7"/>
    </style:style>
    <style:style style:name="P8" style:family="paragraph" style:parent-style-name="Standard">
      <style:text-properties style:use-window-font-color="true" fo:font-weight="bold" officeooo:rsid="00239445" officeooo:paragraph-rsid="00239445" style:font-weight-asian="bold" style:font-weight-complex="bold"/>
    </style:style>
    <style:style style:name="P9" style:family="paragraph" style:parent-style-name="Standard">
      <style:text-properties style:use-window-font-color="true" fo:font-weight="normal" officeooo:rsid="0025642a" officeooo:paragraph-rsid="0025642a" style:font-weight-asian="normal" style:font-weight-complex="normal"/>
    </style:style>
    <style:style style:name="P10" style:family="paragraph" style:parent-style-name="Standard">
      <style:text-properties style:use-window-font-color="true" officeooo:rsid="0025642a" officeooo:paragraph-rsid="00239445"/>
    </style:style>
    <style:style style:name="P11" style:family="paragraph" style:parent-style-name="Standard">
      <style:text-properties style:use-window-font-color="true" officeooo:rsid="00239445" officeooo:paragraph-rsid="00239445"/>
    </style:style>
    <style:style style:name="P12" style:family="paragraph" style:parent-style-name="Standard">
      <style:text-properties style:use-window-font-color="true" officeooo:rsid="0024f385" officeooo:paragraph-rsid="00239445"/>
    </style:style>
    <style:style style:name="P13" style:family="paragraph" style:parent-style-name="Standard">
      <style:text-properties style:use-window-font-color="true" officeooo:rsid="00296ba0" officeooo:paragraph-rsid="00296ba0"/>
    </style:style>
    <style:style style:name="P14" style:family="paragraph" style:parent-style-name="Standard">
      <style:text-properties officeooo:rsid="00239445" officeooo:paragraph-rsid="00239445"/>
    </style:style>
    <style:style style:name="T1" style:family="text">
      <style:text-properties officeooo:rsid="0020b5b7"/>
    </style:style>
    <style:style style:name="T2" style:family="text">
      <style:text-properties fo:color="#ff0000"/>
    </style:style>
    <style:style style:name="T3" style:family="text">
      <style:text-properties fo:color="#ff0000" officeooo:rsid="0020b5b7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officeooo:rsid="0024f385"/>
    </style:style>
    <style:style style:name="T7" style:family="text">
      <style:text-properties style:use-window-font-color="true" officeooo:rsid="0025642a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style:use-window-font-color="true" fo:font-weight="normal" officeooo:rsid="0024f385" style:font-weight-asian="normal" style:font-weight-complex="normal"/>
    </style:style>
    <style:style style:name="T10" style:family="text">
      <style:text-properties style:use-window-font-color="true" fo:font-weight="normal" officeooo:rsid="002a2426" style:font-weight-asian="normal" style:font-weight-complex="normal"/>
    </style:style>
    <style:style style:name="T11" style:family="text">
      <style:text-properties style:use-window-font-color="true" officeooo:rsid="00266efc"/>
    </style:style>
    <style:style style:name="T12" style:family="text">
      <style:text-properties style:use-window-font-color="true" style:text-position="super 58%"/>
    </style:style>
    <style:style style:name="T13" style:family="text">
      <style:text-properties style:use-window-font-color="true" style:text-position="super 58%" officeooo:rsid="002b4ea2"/>
    </style:style>
    <style:style style:name="T14" style:family="text">
      <style:text-properties style:use-window-font-color="true" officeooo:rsid="00285ddd"/>
    </style:style>
    <style:style style:name="T15" style:family="text">
      <style:text-properties style:use-window-font-color="true" officeooo:rsid="0028e529"/>
    </style:style>
    <style:style style:name="T16" style:family="text">
      <style:text-properties style:use-window-font-color="true" officeooo:rsid="00296ba0"/>
    </style:style>
    <style:style style:name="T17" style:family="text">
      <style:text-properties style:use-window-font-color="true" officeooo:rsid="002a2426"/>
    </style:style>
    <style:style style:name="T18" style:family="text">
      <style:text-properties style:use-window-font-color="true" officeooo:rsid="002ad384"/>
    </style:style>
    <style:style style:name="T19" style:family="text">
      <style:text-properties style:use-window-font-color="true" officeooo:rsid="002b4ea2"/>
    </style:style>
    <style:style style:name="T20" style:family="text">
      <style:text-properties officeooo:rsid="002a2426"/>
    </style:style>
    <style:style style:name="T21" style:family="text">
      <style:text-properties officeooo:rsid="002c5bf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 What we’ve learn<text:span text:style-name="T21">ed</text:span>:</text:p>
      <text:p text:style-name="P1"/>
      <text:p text:style-name="P1">1. How <text:span text:style-name="T2">empathic</text:span> we should be?</text:p>
      <text:p text:style-name="P1">2. How to develop a <text:span text:style-name="T2">trust</text:span> base relationship?</text:p>
      <text:p text:style-name="P1">3. <text:span text:style-name="T1">How a proper </text:span><text:span text:style-name="T3">documentation</text:span><text:span text:style-name="T1"> should be?</text:span></text:p>
      <text:p text:style-name="P2">4. How we <text:span text:style-name="T4">evaluate a </text:span><text:span text:style-name="T2">pattern</text:span><text:span text:style-name="T4"> of our workings?</text:span></text:p>
      <text:p text:style-name="P2"><text:span text:style-name="T4">5. How we should assure our </text:span><text:span text:style-name="T2">quality</text:span><text:span text:style-name="T4"> of workings?</text:span></text:p>
      <text:p text:style-name="P2"><text:span text:style-name="T4">6. How our </text:span><text:span text:style-name="T2">arrangement</text:span><text:span text:style-name="T4"> should be?</text:span></text:p>
      <text:p text:style-name="P7"/>
      <text:p text:style-name="P7"/>
      <text:p text:style-name="P7">* What I’ve learn<text:span text:style-name="T21">ed</text:span>:</text:p>
      <text:p text:style-name="P7"/>
      <text:p text:style-name="P3"><text:span text:style-name="T4">1. </text:span><text:span text:style-name="T5">Personal Management:</text:span></text:p>
      <text:p text:style-name="P8"/>
      <text:p text:style-name="P9">I should →<text:span text:style-name="T20"> </text:span>think more positive.</text:p>
      <text:p text:style-name="P4"><text:span text:style-name="T9"><text:tab/>→</text:span><text:span text:style-name="T10"> </text:span><text:span text:style-name="T8">increase mutual respect.</text:span></text:p>
      <text:p text:style-name="P3"><text:span text:style-name="T6"><text:tab/>→</text:span><text:span text:style-name="T17"> </text:span><text:span text:style-name="T7">work for others.</text:span></text:p>
      <text:p text:style-name="P10"><text:tab/>→<text:span text:style-name="T20"> </text:span>work for perfection.</text:p>
      <text:p text:style-name="P11"/>
      <text:p text:style-name="P3"><text:span text:style-name="T4">2. </text:span><text:span text:style-name="T5">Schedule Management:</text:span></text:p>
      <text:p text:style-name="P11"/>
      <text:p text:style-name="P13">Points to be needed to make a weekly working schedule:</text:p>
      <text:p text:style-name="P13"><text:tab/>→<text:span text:style-name="T20"> </text:span>Understand the problems properly.</text:p>
      <text:p text:style-name="P13"><text:tab/>→<text:span text:style-name="T20"> </text:span>Find out the possible solutions of the problems.</text:p>
      <text:p text:style-name="P13"><text:tab/>→<text:span text:style-name="T20"> </text:span>Note down the requirements and perfect most processes of solutions.</text:p>
      <text:p text:style-name="P13"><text:tab/>→<text:span text:style-name="T20"> </text:span>Calculate the maximum time for solutions.</text:p>
      <text:p text:style-name="P13"><text:tab/>→<text:span text:style-name="T20"> Make a proper document including problems, solutions, requirements and timing.</text:span></text:p>
      <text:p text:style-name="P11"/>
      <text:p text:style-name="P4"><text:span text:style-name="T4">Divide my </text:span><text:span text:style-name="T16">daily</text:span><text:span text:style-name="T4"> working schedule into </text:span><text:span text:style-name="T14">4</text:span><text:span text:style-name="T11"> parts:</text:span></text:p>
      <text:p text:style-name="P5"><text:span text:style-name="T4"><text:tab/>1</text:span><text:span text:style-name="T12">st</text:span><text:span text:style-name="T4"> 33% →</text:span><text:span text:style-name="T17"> </text:span><text:span text:style-name="T4">Find the problems as many as I can.</text:span></text:p>
      <text:p text:style-name="P5"><text:span text:style-name="T4"><text:tab/>2</text:span><text:span text:style-name="T13">n</text:span><text:span text:style-name="T12">d</text:span><text:span text:style-name="T4"> 33% →</text:span><text:span text:style-name="T17"> </text:span><text:span text:style-name="T4">Find the solutions as perfect as I can.</text:span></text:p>
      <text:p text:style-name="P5"><text:span text:style-name="T4"><text:tab/>3</text:span><text:span text:style-name="T13">r</text:span><text:span text:style-name="T12">d</text:span><text:span text:style-name="T4"> 33% →</text:span><text:span text:style-name="T17"> </text:span><text:span text:style-name="T4">Let’s </text:span><text:span text:style-name="T14">code.</text:span></text:p>
      <text:p text:style-name="P6"><text:span text:style-name="T14"><text:tab/>F</text:span><text:span text:style-name="T4">inal 1% →</text:span><text:span text:style-name="T17"> </text:span><text:span text:style-name="T15">Let’s enjoy</text:span><text:span text:style-name="T4">.</text:span></text:p>
      <text:p text:style-name="P11"/>
      <text:p text:style-name="P3"><text:span text:style-name="T4">3. </text:span><text:span text:style-name="T5">Lock Down Management:</text:span></text:p>
      <text:p text:style-name="P3"><text:span text:style-name="T4"><text:tab/>→</text:span><text:span text:style-name="T17"> </text:span><text:span text:style-name="T6">Isolate my work hours from other family tasks.</text:span></text:p>
      <text:p text:style-name="P12"><text:tab/>→<text:span text:style-name="T20"> </text:span>Make my work place as an office environment.</text:p>
      <text:p text:style-name="P12"><text:tab/>→<text:span text:style-name="T20"> </text:span>Make my feelings as I am working from office.</text:p>
      <text:p text:style-name="P12"><text:tab/>→<text:span text:style-name="T20"> </text:span>My dress up should be formal thus family members would think I am serious about my work.</text:p>
      <text:p text:style-name="P12"/>
      <text:p text:style-name="P3"><text:span text:style-name="T4">4. </text:span><text:span text:style-name="T5">Weak Point:</text:span></text:p>
      <text:p text:style-name="P3"><text:span text:style-name="T4"><text:tab/>→</text:span><text:span text:style-name="T17"> </text:span><text:span text:style-name="T4">Excessive attachment with </text:span><text:span text:style-name="T6">devices for entertainment purposes</text:span><text:span text:style-name="T4">.</text:span></text:p>
      <text:p text:style-name="P3"><text:span text:style-name="T4"><text:tab/>→</text:span><text:span text:style-name="T17"> </text:span><text:span text:style-name="T6">Lack of patience after a failure.</text:span></text:p>
      <text:p text:style-name="P3"><text:span text:style-name="T6"><text:tab/>→</text:span><text:span text:style-name="T18"> Hiding incapabilit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09:57:35.675195714</meta:creation-date>
    <dc:date>2020-07-30T16:20:50.210049351</dc:date>
    <meta:editing-duration>PT1H10M1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34" meta:word-count="241" meta:character-count="1348" meta:non-whitespace-character-count="1122"/>
  </office:meta>
</office:document-meta>
</file>